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8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4.5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cm" fo:margin-bottom="0.5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M Mono 10" fo:font-size="26pt" style:font-size-asian="26pt" style:font-size-complex="26pt"/>
    </style:style>
    <style:style style:name="T4" style:family="text">
      <style:text-properties style:font-name="LM Mono 10"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super 58%"/>
    </style:style>
    <style:style style:name="T8" style:family="text">
      <style:text-properties style:font-name="Arial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M Mono 10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User Group at UT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asic shell scripting – writing a</text:p>
            <text:p>Wrapper for Markdown</text:p>
            <text:p/>
            <text:p>Rohit Rawat</text:p>
            <text:p/>
            <text:p><text:a xlink:href="http://www.luguta.org/" xlink:type="simple">www.luguta.org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are we writing this script?</text:p>
          </draw:text-box>
        </draw:frame>
        <draw:frame draw:style-name="gr2" draw:text-style-name="P1" draw:layer="layout" svg:width="11.225cm" svg:height="9.799cm" svg:x="2.237cm" svg:y="4.572cm">
          <draw:text-box>
            <text:p text:style-name="P1"><text:span text:style-name="T1">&lt;html&gt;</text:span></text:p>
            <text:p text:style-name="P1"><text:span text:style-name="T1"/></text:p>
            <text:p text:style-name="P1"><text:span text:style-name="T1"><text:s text:c="2"/></text:span><text:span text:style-name="T1">&lt;head&gt;</text:span></text:p>
            <text:p text:style-name="P1"><text:span text:style-name="T1"><text:s text:c="4"/></text:span><text:span text:style-name="T1">&lt;title&gt;Page Title&lt;/title&gt;</text:span></text:p>
            <text:p text:style-name="P1"><text:span text:style-name="T1"><text:s text:c="2"/></text:span><text:span text:style-name="T1">&lt;/head&gt;</text:span></text:p>
            <text:p text:style-name="P1"><text:span text:style-name="T1"/></text:p>
            <text:p text:style-name="P1"><text:span text:style-name="T1"><text:s text:c="2"/></text:span><text:span text:style-name="T1">&lt;body&gt;</text:span></text:p>
            <text:p text:style-name="P1"><text:span text:style-name="T1"><text:s text:c="4"/></text:span><text:span text:style-name="T1">&lt;p&gt;Body content&lt;/p&gt;</text:span></text:p>
            <text:p text:style-name="P1"><text:span text:style-name="T1"><text:s text:c="2"/></text:span><text:span text:style-name="T1">&lt;/body&gt;</text:span></text:p>
            <text:p text:style-name="P1"><text:span text:style-name="T1"/></text:p>
            <text:p text:style-name="P1"><text:span text:style-name="T1">&lt;/html&gt;</text:span></text:p>
          </draw:text-box>
        </draw:frame>
        <draw:line draw:style-name="gr3" draw:text-style-name="P2" draw:layer="layout" svg:x1="15.748cm" svg:y1="11.176cm" svg:x2="11.43cm" svg:y2="11.176cm">
          <text:p/>
        </draw:line>
        <draw:frame draw:style-name="gr4" draw:text-style-name="P3" draw:layer="layout" svg:width="11.039cm" svg:height="2.309cm" svg:x="16.393cm" svg:y="10.137cm">
          <draw:text-box>
            <text:p text:style-name="P3"><text:span text:style-name="T2">Markdown only generates</text:span></text:p>
            <text:p text:style-name="P3"><text:span text:style-name="T2"><text:s/></text:span><text:span text:style-name="T2">this part.</text:span></text:p>
          </draw:text-box>
        </draw:frame>
        <draw:line draw:style-name="gr5" draw:text-style-name="P2" draw:layer="layout" svg:x1="10.414cm" svg:y1="10.414cm" svg:x2="11.176cm" svg:y2="10.414cm">
          <text:p/>
        </draw:line>
        <draw:line draw:style-name="gr5" draw:text-style-name="P2" draw:layer="layout" svg:x1="11.176cm" svg:y1="11.938cm" svg:x2="11.176cm" svg:y2="10.414cm">
          <text:p/>
        </draw:line>
        <draw:line draw:style-name="gr5" draw:text-style-name="P2" draw:layer="layout" svg:x1="10.414cm" svg:y1="11.938cm" svg:x2="11.176cm" svg:y2="11.938cm">
          <text:p/>
        </draw:line>
        <draw:frame draw:style-name="gr6" draw:text-style-name="P3" draw:layer="layout" svg:width="24.638cm" svg:height="4.826cm" svg:x="2.032cm" svg:y="15.24cm">
          <draw:text-box>
            <text:p text:style-name="P3"><text:span text:style-name="T2">1) Our script will add the missing portions and fill in the page title</text:span></text:p>
            <text:p text:style-name="P3"><text:span text:style-name="T2">2) It will replace all </text:span><text:span text:style-name="T3">_</text:span><text:span text:style-name="T2"> with </text:span><text:span text:style-name="T3">\_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rect the output of a command to a file</text:p>
                <text:list>
                  <text:list-item>
                    <text:p><text:span text:style-name="T4">ls</text:span> command prints the list of files in a directory</text:p>
                  </text:list-item>
                  <text:list-item>
                    <text:p><text:span text:style-name="T4">ls &gt; list.txt</text:span></text:p>
                  </text:list-item>
                  <text:list-item>
                    <text:p><text:span text:style-name="T4">ls &gt;&gt; list.txt</text:span> appends to the existing contents of list.txt</text:p>
                  </text:list-item>
                  <text:list-item>
                    <text:p><text:span text:style-name="T4">echo</text:span> command prints a message to the console</text:p>
                  </text:list-item>
                  <text:list-item>
                    <text:p><text:span text:style-name="T4">echo “Hello” &gt; messag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dow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rkdown dumps HTML to the console</text:p>
              </text:list-item>
              <text:list-item>
                <text:p>You can redirect it to a file</text:p>
                <text:list>
                  <text:list-item>
                    <text:p>markdown demoweb.md &gt; index.html</text:p>
                  </text:list-item>
                </text:list>
              </text:list-item>
              <text:list-item>
                <text:p>Note that the output is missing the basic HTML stru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dow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basic script:</text:p>
              </text:list-item>
            </text:list>
          </draw:text-box>
        </draw:frame>
        <draw:frame draw:style-name="gr7" draw:text-style-name="P1" draw:layer="layout" svg:width="24.13cm" svg:height="9.906cm" svg:x="1.524cm" svg:y="7.112cm">
          <draw:text-box>
            <text:p><text:span text:style-name="T5">#!/bin/bash</text:span></text:p>
            <text:p><text:span text:style-name="T1"/></text:p>
            <text:p><text:span text:style-name="T1"># write header to a new index.html file</text:span></text:p>
            <text:p><text:span text:style-name="T6">echo “&lt;html&gt;&lt;head&gt;&lt;title&gt;Home&lt;/title&gt;&lt;/head&gt;&lt;body&gt;” &gt; index.html</text:span></text:p>
            <text:p><text:span text:style-name="T1"/></text:p>
            <text:p><text:span text:style-name="T1"># append markdown output</text:span></text:p>
            <text:p><text:span text:style-name="T1">markdown demoweb.md &gt;&gt; index.html</text:span></text:p>
            <text:p><text:span text:style-name="T1"/></text:p>
            <text:p><text:span text:style-name="T1"># append footer</text:span></text:p>
            <text:p><text:span text:style-name="T1">echo “&lt;/body&gt;&lt;/html&gt;” &gt;&gt; index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ell scripts – md2html.sh</text:p>
          </draw:text-box>
        </draw:frame>
        <draw:frame draw:style-name="gr8" draw:text-style-name="P5" draw:layer="layout" svg:width="19.812cm" svg:height="15.499cm" svg:x="2.032cm" svg:y="5.08cm">
          <draw:text-box>
            <text:p><text:span text:style-name="T5">#!/bin/bash</text:span></text:p>
            <text:p><text:span text:style-name="T5"/></text:p>
            <text:p><text:span text:style-name="T5">echo "&lt;html&gt;</text:span></text:p>
            <text:p><text:span text:style-name="T5"/></text:p>
            <text:p><text:span text:style-name="T5">&lt;head&gt;</text:span></text:p>
            <text:p><text:span text:style-name="T5">&lt;title&gt;$1&lt;/title&gt;</text:span></text:p>
            <text:p><text:span text:style-name="T5">&lt;/head&gt;</text:span></text:p>
            <text:p><text:span text:style-name="T5"/></text:p>
            <text:p><text:span text:style-name="T5">&lt;body bgcolor="pink"&gt;</text:span></text:p>
            <text:p><text:span text:style-name="T5"/></text:p>
            <text:p><text:span text:style-name="T5">$(markdown $2)</text:span></text:p>
            <text:p><text:span text:style-name="T5"/></text:p>
            <text:p><text:span text:style-name="T5">&lt;/body&gt;</text:span></text:p>
            <text:p><text:span text:style-name="T5">&lt;/html&gt;</text:span></text:p>
            <text:p><text:span text:style-name="T5">"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ell scripts – md2html.sh</text:p>
          </draw:text-box>
        </draw:frame>
        <draw:frame draw:style-name="gr8" draw:text-style-name="P5" draw:layer="layout" svg:width="25.146cm" svg:height="15.499cm" svg:x="2.032cm" svg:y="5.08cm">
          <draw:text-box>
            <text:p><text:span text:style-name="T5">#!/bin/bash <text:s text:c="5"/>- the program that will interpret this script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(can be perl/python etc.)</text:span></text:p>
            <text:p><text:span text:style-name="T5">echo "&lt;html&gt; <text:s text:c="2"/>- the echo command prints the line to screen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e double quotes allow us to span several lines</text:span></text:p>
            <text:p><text:span text:style-name="T5">&lt;head&gt;</text:span></text:p>
            <text:p><text:span text:style-name="T5">&lt;title&gt;$1&lt;/title&gt; - $n refers to the n'th command line argument</text:span></text:p>
            <text:p><text:span text:style-name="T5">&lt;/head&gt; <text:s text:c="14"/>the first argument will be the page title <text:s text:c="12"/></text:span></text:p>
            <text:p><text:span text:style-name="T5"/></text:p>
            <text:p><text:span text:style-name="T5">&lt;body bgcolor="pink"&gt; - feel free to customize the page style</text:span></text:p>
            <text:p><text:span text:style-name="T5"/></text:p>
            <text:p><text:span text:style-name="T5">$(markdown $2) <text:s/>- $(command) executes the command and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serts the output in its place</text:span></text:p>
            <text:p><text:span text:style-name="T5">&lt;/body&gt; <text:s text:c="17"/>the second argument should be the .md file</text:span></text:p>
            <text:p><text:span text:style-name="T5">&lt;/html&gt;</text:span></text:p>
            <text:p><text:span text:style-name="T5">"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el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signment:</text:p>
                <text:list>
                  <text:list-header>
                    <text:p>varname=value</text:p>
                  </text:list-header>
                  <text:list-item>
                    <text:p>Do not use $ sign on the left side</text:p>
                  </text:list-item>
                  <text:list-item>
                    <text:p>Do not use spaces around the = sign</text:p>
                  </text:list-item>
                </text:list>
              </text:list-item>
              <text:list-item>
                <text:p>Using a variable requires the $ sign</text:p>
                <text:list>
                  <text:list-header>
                    <text:p>$varname</text:p>
                    <text:p>echo $varname</text:p>
                  </text:list-header>
                </text:list>
              </text:list-item>
              <text:list-item>
                <text:p>Example</text:p>
                <text:list>
                  <text:list-header>
                    <text:p>var2=$var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ell variable m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are treated as strings</text:p>
              </text:list-item>
              <text:list-item>
                <text:p>To do basic math:</text:p>
                <text:list>
                  <text:list-item>
                    <text:p>Use let command</text:p>
                    <text:p>let a=5</text:p>
                    <text:p>let b=6</text:p>
                    <text:p>let c=a+b</text:p>
                  </text:list-item>
                  <text:list-item>
                    <text:p>Use expr command</text:p>
                    <text:p>c=$(expr $a+$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l variables in B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n = n<text:span text:style-name="T7">th</text:span> command line argument</text:p>
              </text:list-item>
              <text:list-item>
                <text:p>$# = the total number of arguments</text:p>
                <text:p>Others that we won't use today:</text:p>
              </text:list-item>
              <text:list-item>
                <text:p>$* = all the arguments as single string</text:p>
              </text:list-item>
              <text:list-item>
                <text:p>$? = exit status of a command</text:p>
              </text:list-item>
              <text:list-item>
                <text:p>$$ = PID of the script</text:p>
              </text:list-item>
              <text:list-item>
                <text:p>$HOME = your home dire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-then</text:p>
          </draw:text-box>
        </draw:frame>
        <draw:frame draw:style-name="gr4" draw:layer="layout" svg:width="23.138cm" svg:height="15.893cm" svg:x="1.27cm" svg:y="4.064cm">
          <draw:text-box>
            <text:p>if condition</text:p>
            <text:p>then</text:p>
            <text:p><text:s text:c="4"/>&lt;stuff to do&gt;</text:p>
            <text:p>fi</text:p>
            <text:p/>
            <text:p>Test command (short version)</text:p>
            <text:p/>
            <text:p>if [ a test ]</text:p>
            <text:p>then</text:p>
            <text:p><text:s text:c="4"/>&lt;stuff to do&gt;</text:p>
            <text:p>fi</text:p>
            <text:p>The spaces around [ and ] are important!</text:p>
            <text:p/>
            <text:p>Examples of numerical tests:</text:p>
            <text:p>var1=5</text:p>
            <text:p>var2=6</text:p>
            <text:p>if [ $var1 -eq $var2 ]</text:p>
            <text:p>then</text:p>
            <text:p><text:s text:c="4"/>echo “var1 and var 2 are equal”</text:p>
            <text:p>fi</text:p>
            <text:p/>
            <text:p>Other numerical tests: -ne (not equal) -gt (greater than) -lt (less than) -ge -le <text:s/>etc.</text:p>
          </draw:text-box>
        </draw:frame>
        <draw:line draw:style-name="gr5" draw:text-style-name="P2" draw:layer="layout" svg:x1="1.524cm" svg:y1="7.366cm" svg:x2="12.7cm" svg:y2="7.366cm">
          <text:p/>
        </draw:line>
        <draw:line draw:style-name="gr5" draw:text-style-name="P2" draw:layer="layout" svg:x1="1.524cm" svg:y1="12.954cm" svg:x2="12.7cm" svg:y2="12.95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-then</text:p>
          </draw:text-box>
        </draw:frame>
        <draw:frame draw:style-name="gr4" draw:text-style-name="P1" draw:layer="layout" svg:width="18.447cm" svg:height="13.271cm" svg:x="1.27cm" svg:y="4.064cm">
          <draw:text-box>
            <text:p><text:span text:style-name="T1">We can enhance our script by making sure the user </text:span></text:p>
            <text:p><text:span text:style-name="T1">enters the correct number of arguments:</text:span></text:p>
            <text:p><text:span text:style-name="T1"/></text:p>
            <text:p><text:span text:style-name="T1">#!/bin/bash</text:span></text:p>
            <text:p><text:span text:style-name="T1"/></text:p>
            <text:p><text:span text:style-name="T1">if [ $# -ne 2 ]</text:span></text:p>
            <text:p><text:span text:style-name="T1">then</text:span></text:p>
            <text:p><text:span text:style-name="T1"><text:tab/></text:span><text:span text:style-name="T1">echo 'Invalid number of arguments.</text:span></text:p>
            <text:p><text:span text:style-name="T1"><text:tab/></text:span><text:span text:style-name="T1">Usage:</text:span></text:p>
            <text:p><text:span text:style-name="T1"><text:tab/></text:span><text:span text:style-name="T1">md2html.sh "Page Title" input.md'</text:span></text:p>
            <text:p><text:span text:style-name="T1"><text:tab/></text:span><text:span text:style-name="T1">echo</text:span></text:p>
            <text:p><text:span text:style-name="T1"><text:tab/></text:span><text:span text:style-name="T1">exit</text:span></text:p>
            <text:p><text:span text:style-name="T1">fi</text:span></text:p>
            <text:p><text:span text:style-name="T1"/></text:p>
            <text:p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ing the _ iss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very common to use _ in variable and file names. Markdown sees them as emphasis commands.</text:p>
              </text:list-item>
              <text:list-item>
                <text:p>Example</text:p>
                <text:list>
                  <text:list-header>
                    <text:p><text:span text:style-name="T8">We copy my_var to your_var</text:span></text:p>
                    <text:p>becomes:</text:p>
                    <text:p><text:span text:style-name="T8">We copy my</text:span><text:span text:style-name="T9">var to your</text:span><text:span text:style-name="T8">var</text:span></text:p>
                  </text:list-header>
                </text:list>
              </text:list-item>
              <text:list-item>
                <text:p><text:span text:style-name="T8">Unless we replace _ with \_</text:span></text:p>
                <text:list>
                  <text:list-header>
                    <text:p><text:span text:style-name="T8">We copy my\_var to your\_var</text:span></text:p>
                  </text:list-header>
                  <text:list-item>
                    <text:p><text:span text:style-name="T8">Which looks b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only * for *<text:span text:style-name="T10">emphasis</text:span>* and replace all _ with \_</text:p>
                <text:p/>
              </text:list-item>
              <text:list-item>
                <text:p>We can replace all _ by \_ by using the sed comma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ed</text:span> – stream editor</text:p>
              </text:list-item>
              <text:list-item>
                <text:p>Many features, but mostly used for substitution</text:p>
              </text:list-item>
              <text:list-item>
                <text:p>Usage:</text:p>
                <text:list>
                  <text:list-header>
                    <text:p text:style-name="P6"><text:span text:style-name="T11">sed 's/pattern/replacement/' filename</text:span></text:p>
                  </text:list-header>
                </text:list>
              </text:list-item>
              <text:list-item>
                <text:p>For fixing the underscores:</text:p>
                <text:list>
                  <text:list-header>
                    <text:p text:style-name="P6"><text:span text:style-name="T11">sed 's/_/\\_/g' input.md</text:span></text:p>
                  </text:list-header>
                  <text:list-item>
                    <text:p>The \ needs to be escaped so that it is retained</text:p>
                  </text:list-item>
                  <text:list-item>
                    <text:p>The g (global) at the end changes the whole line instead of<text:line-break/>stopping after the first change in a line</text:p>
                  </text:list-item>
                </text:list>
              </text:list-item>
            </text:list>
          </draw:text-box>
        </draw:frame>
        <draw:frame draw:style-name="gr4" draw:layer="layout" svg:width="18.4cm" svg:height="1.673cm" svg:x="9.398cm" svg:y="18.288cm">
          <draw:text-box>
            <text:p>P.S.: Please type the commands instead of copy/pasting them.</text:p>
            <text:p>The PDF file encodes the <text:span text:style-name="T12">'</text:span> symbol differently causing problems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ur <text:span text:style-name="T4">sed</text:span> command can be used as:</text:p>
                <text:p><text:span text:style-name="T4">sed '/_/\\_/g' $2 &gt; fixed.md</text:span></text:p>
                <text:p>Here we will save the output of <text:span text:style-name="T4">sed</text:span> to a temporary file “fixed.md”, then use it with markdown</text:p>
                <text:p><text:span text:style-name="T4">$(markdown fixed.md)</text:span></text:p>
              </text:list-header>
              <text:list-item>
                <text:p>We can then delete the temporary file</text:p>
                <text:p><text:span text:style-name="T4">rm fixed.m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ead of creating the temporary 'fixed.md' file</text:p>
              </text:list-item>
              <text:list-item>
                <text:p>We can connect the output of one program to<text:line-break/>the input of another program with a pipe</text:p>
                <text:p/>
                <text:p><text:span text:style-name="T4">$(sed '/_/\\_/g' $2 | markdown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dated script</text:p>
          </draw:text-box>
        </draw:frame>
        <draw:frame draw:style-name="gr9" draw:layer="layout" svg:width="25.524cm" svg:height="18.026cm" svg:x="1.4cm" svg:y="3.31cm">
          <draw:text-box>
            <text:p>#!/bin/bash</text:p>
            <text:p/>
            <text:p>if [ $# -ne 2 ]</text:p>
            <text:p>then</text:p>
            <text:p><text:tab/>echo "Invalid number of arguments.</text:p>
            <text:p><text:tab/>Usage:</text:p>
            <text:p><text:tab/>md2html.sh \"Page Title\" input.md"</text:p>
            <text:p><text:tab/>echo</text:p>
            <text:p><text:tab/>exit</text:p>
            <text:p>fi</text:p>
            <text:p/>
            <text:p>echo "&lt;html&gt;</text:p>
            <text:p/>
            <text:p>&lt;head&gt;</text:p>
            <text:p>&lt;title&gt;$1&lt;/title&gt;</text:p>
            <text:p>&lt;/head&gt;</text:p>
            <text:p/>
            <text:p>&lt;body bgcolor="pink"&gt;</text:p>
            <text:p/>
            <text:p>$(sed 's/_/\\_/g' $2 | markdown)</text:p>
            <text:p/>
            <text:p>&lt;/body&gt;</text:p>
            <text:p>&lt;/html&gt;</text:p>
            <text:p>"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hit Rawat</meta:initial-creator>
    <meta:creation-date>2014-05-02T00:15:28.658205657</meta:creation-date>
    <dc:date>2015-04-21T15:59:38.060184440</dc:date>
    <meta:editing-duration>PT16H58M33S</meta:editing-duration>
    <meta:editing-cycles>28</meta:editing-cycles>
    <meta:generator>LibreOffice/4.2.7.2$Linux_X86_64 LibreOffice_project/420m0$Build-2</meta:generator>
    <meta:document-statistic meta:object-count="103"/>
  </office:meta>
</office:document-meta>
</file>